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Helvetica, sans-serif"/>
    <style:font-face style:name="Courier New" svg:font-family="'Courier New', Courier, monospace"/>
    <style:font-face style:name="Lohit Hindi1" svg:font-family="'Lohit Hind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576ac"/>
    </style:style>
    <style:style style:name="P2" style:family="paragraph" style:parent-style-name="Standard">
      <style:text-properties officeooo:paragraph-rsid="0007510f"/>
    </style:style>
    <style:style style:name="P3" style:family="paragraph" style:parent-style-name="Standard">
      <style:text-properties officeooo:paragraph-rsid="000a17c3"/>
    </style:style>
    <style:style style:name="P4" style:family="paragraph" style:parent-style-name="Standard">
      <style:text-properties officeooo:paragraph-rsid="000b6760"/>
    </style:style>
    <style:style style:name="P5" style:family="paragraph" style:parent-style-name="Text_20_body">
      <style:text-properties officeooo:paragraph-rsid="000c6a26"/>
    </style:style>
    <style:style style:name="P6" style:family="paragraph" style:parent-style-name="Text_20_body">
      <style:text-properties officeooo:paragraph-rsid="000e8e3c"/>
    </style:style>
    <style:style style:name="P7" style:family="paragraph" style:parent-style-name="Text_20_body">
      <style:text-properties officeooo:paragraph-rsid="00114cea"/>
    </style:style>
    <style:style style:name="P8" style:family="paragraph" style:parent-style-name="Text_20_body">
      <style:text-properties officeooo:rsid="0013446a" officeooo:paragraph-rsid="0013446a"/>
    </style:style>
    <style:style style:name="P9" style:family="paragraph" style:parent-style-name="Text_20_body">
      <style:text-properties officeooo:rsid="001716b9" officeooo:paragraph-rsid="001716b9"/>
    </style:style>
    <style:style style:name="P10" style:family="paragraph" style:parent-style-name="Text_20_body">
      <style:text-properties officeooo:paragraph-rsid="001c5d01"/>
    </style:style>
    <style:style style:name="P11" style:family="paragraph" style:parent-style-name="Standard">
      <style:text-properties fo:font-variant="normal" fo:text-transform="none" fo:color="#666666" style:font-name="Arial" fo:font-size="12pt" fo:letter-spacing="normal" fo:font-style="normal" fo:font-weight="normal" officeooo:rsid="0021728f" officeooo:paragraph-rsid="0021728f" style:font-size-asian="12pt" style:font-style-asian="normal" style:font-size-complex="12pt" style:font-style-complex="normal"/>
    </style:style>
    <style:style style:name="P12" style:family="paragraph" style:parent-style-name="Standard">
      <style:text-properties fo:font-variant="normal" fo:text-transform="none" fo:color="#666666" style:font-name="Arial" fo:font-size="12pt" fo:letter-spacing="normal" fo:font-style="normal" fo:font-weight="normal" officeooo:rsid="0021728f" officeooo:paragraph-rsid="0021797a" style:font-size-asian="12pt" style:font-style-asian="normal" style:font-size-complex="12pt" style:font-style-complex="normal"/>
    </style:style>
    <style:style style:name="P13" style:family="paragraph" style:parent-style-name="Standard">
      <style:text-properties officeooo:paragraph-rsid="0021797a"/>
    </style:style>
    <style:style style:name="P14" style:family="paragraph" style:parent-style-name="Standard">
      <style:text-properties fo:font-size="12pt" fo:font-weight="bold" officeooo:rsid="000576ac" officeooo:paragraph-rsid="000576ac" style:font-size-asian="12pt" style:font-weight-asian="bold" style:font-size-complex="12pt" style:font-weight-complex="bold"/>
    </style:style>
    <style:style style:name="P15" style:family="paragraph" style:parent-style-name="Standard">
      <style:text-properties fo:font-size="12pt" officeooo:rsid="000576ac" officeooo:paragraph-rsid="000576ac" style:font-size-asian="12pt" style:font-size-complex="12pt"/>
    </style:style>
    <style:style style:name="P16" style:family="paragraph" style:parent-style-name="Standard">
      <style:text-properties fo:font-size="12pt" officeooo:rsid="0007510f" officeooo:paragraph-rsid="0007510f" style:font-size-asian="12pt" style:font-size-complex="12pt"/>
    </style:style>
    <style:style style:name="P17" style:family="paragraph" style:parent-style-name="Standard">
      <style:text-properties fo:font-size="12pt" officeooo:rsid="000a17c3" officeooo:paragraph-rsid="000b6760" style:font-size-asian="12pt" style:font-size-complex="12pt"/>
    </style:style>
    <style:style style:name="P18" style:family="paragraph" style:parent-style-name="Standard">
      <style:text-properties fo:font-size="12pt" officeooo:rsid="000a4411" officeooo:paragraph-rsid="000a4411" style:font-size-asian="12pt" style:font-size-complex="12pt"/>
    </style:style>
    <style:style style:name="P19" style:family="paragraph" style:parent-style-name="Standard">
      <style:text-properties fo:font-size="12pt" fo:font-style="italic" officeooo:rsid="000576ac" officeooo:paragraph-rsid="000576ac" style:font-size-asian="12pt" style:font-style-asian="italic" style:font-size-complex="12pt" style:font-style-complex="italic"/>
    </style:style>
    <style:style style:name="P20" style:family="paragraph" style:parent-style-name="Standard">
      <style:text-properties fo:font-size="12pt" fo:font-style="italic" officeooo:rsid="0007d26d" officeooo:paragraph-rsid="0007510f" style:font-size-asian="12pt" style:font-style-asian="italic" style:font-size-complex="12pt" style:font-style-complex="italic"/>
    </style:style>
    <style:style style:name="P21" style:family="paragraph" style:parent-style-name="Standard">
      <style:text-properties fo:font-size="12pt" fo:font-style="italic" officeooo:rsid="000b6760" officeooo:paragraph-rsid="000a4411" style:font-size-asian="12pt" style:font-style-asian="italic" style:font-size-complex="12pt" style:font-style-complex="italic"/>
    </style:style>
    <style:style style:name="P22" style:family="paragraph" style:parent-style-name="Standard">
      <style:text-properties fo:font-size="12pt" fo:font-style="normal" officeooo:rsid="00064542" officeooo:paragraph-rsid="00064542" style:font-size-asian="12pt" style:font-style-asian="normal" style:font-size-complex="12pt" style:font-style-complex="normal"/>
    </style:style>
    <style:style style:name="P23" style:family="paragraph" style:parent-style-name="Standard">
      <style:text-properties fo:font-size="12pt" fo:font-style="normal" officeooo:rsid="0007510f" officeooo:paragraph-rsid="0007510f" style:font-size-asian="12pt" style:font-style-asian="normal" style:font-size-complex="12pt" style:font-style-complex="normal"/>
    </style:style>
    <style:style style:name="P24" style:family="paragraph" style:parent-style-name="Standard">
      <style:text-properties fo:font-size="12pt" fo:font-style="normal" officeooo:rsid="0021728f" officeooo:paragraph-rsid="0021728f" style:font-size-asian="12pt" style:font-style-asian="normal" style:font-size-complex="12pt" style:font-style-complex="normal"/>
    </style:style>
    <style:style style:name="P25" style:family="paragraph" style:parent-style-name="Standard">
      <style:text-properties fo:font-size="12pt" fo:font-style="normal" officeooo:rsid="0008f7ee" officeooo:paragraph-rsid="0008f7ee" style:font-size-asian="12pt" style:font-style-asian="normal" style:font-size-complex="12pt" style:font-style-complex="normal"/>
    </style:style>
    <style:style style:name="P26" style:family="paragraph" style:parent-style-name="Standard">
      <style:text-properties fo:font-size="12pt" fo:font-style="normal" officeooo:rsid="000a17c3" officeooo:paragraph-rsid="000a17c3" style:font-size-asian="12pt" style:font-style-asian="normal" style:font-size-complex="12pt" style:font-style-complex="normal"/>
    </style:style>
    <style:style style:name="P27" style:family="paragraph" style:parent-style-name="Standard">
      <style:text-properties fo:font-size="12pt" fo:font-style="normal" officeooo:rsid="000a4411" officeooo:paragraph-rsid="000b6760" style:font-size-asian="12pt" style:font-style-asian="normal" style:font-size-complex="12pt" style:font-style-complex="normal"/>
    </style:style>
    <style:style style:name="P28" style:family="paragraph" style:parent-style-name="Standard">
      <style:text-properties fo:font-size="12pt" fo:font-style="normal" officeooo:rsid="000a4411" officeooo:paragraph-rsid="000a17c3" style:font-size-asian="12pt" style:font-style-asian="normal" style:font-size-complex="12pt" style:font-style-complex="normal"/>
    </style:style>
    <style:style style:name="P29" style:family="paragraph" style:parent-style-name="Standard">
      <style:text-properties fo:font-size="12pt" fo:font-style="normal" fo:font-weight="bold" officeooo:rsid="0007510f" officeooo:paragraph-rsid="0007510f" style:font-size-asian="12pt" style:font-style-asian="normal" style:font-weight-asian="bold" style:font-size-complex="12pt" style:font-style-complex="normal" style:font-weight-complex="bold"/>
    </style:style>
    <style:style style:name="P30" style:family="paragraph" style:parent-style-name="Text_20_body">
      <style:text-properties fo:font-variant="normal" fo:text-transform="none" fo:color="#000000" style:font-name="Times New Roman" fo:font-size="12pt" fo:letter-spacing="normal" fo:font-style="normal" fo:font-weight="normal" officeooo:rsid="001d86f7" officeooo:paragraph-rsid="001dbe84" style:font-size-asian="12pt" style:font-size-complex="12pt"/>
    </style:style>
    <style:style style:name="P31" style:family="paragraph" style:parent-style-name="Text_20_body">
      <style:text-properties fo:font-variant="normal" fo:text-transform="none" fo:color="#000000" style:font-name="Times New Roman" fo:font-size="12pt" fo:letter-spacing="normal" fo:font-style="normal" fo:font-weight="normal" officeooo:rsid="001dbe84" officeooo:paragraph-rsid="001dbe84" style:font-size-asian="12pt" style:font-size-complex="12pt"/>
    </style:style>
    <style:style style:name="P32" style:family="paragraph" style:parent-style-name="Text_20_body">
      <style:text-properties fo:font-variant="normal" fo:text-transform="none" fo:color="#000000" style:font-name="Times New Roman" fo:font-size="12pt" fo:letter-spacing="normal" fo:font-style="normal" fo:font-weight="normal" officeooo:rsid="001fabc8" officeooo:paragraph-rsid="001fabc8" style:font-size-asian="12pt" style:font-style-asian="normal" style:font-size-complex="12pt" style:font-style-complex="normal"/>
    </style:style>
    <style:style style:name="P33" style:family="paragraph" style:parent-style-name="Text_20_body">
      <style:text-properties fo:font-variant="normal" fo:text-transform="none" fo:color="#000000" style:font-name="Times New Roman" fo:font-size="12pt" fo:letter-spacing="normal" fo:font-style="normal" fo:font-weight="normal" officeooo:rsid="00236036" officeooo:paragraph-rsid="00236036" style:font-size-asian="12pt" style:font-style-asian="normal" style:font-size-complex="12pt" style:font-style-complex="normal"/>
    </style:style>
    <style:style style:name="P34" style:family="paragraph" style:parent-style-name="Text_20_body">
      <style:text-properties fo:font-variant="normal" fo:text-transform="none" fo:color="#000000" style:font-name="Times New Roman" fo:font-size="12pt" fo:letter-spacing="normal" fo:font-style="normal" fo:font-weight="normal" officeooo:rsid="00254a9c" officeooo:paragraph-rsid="00254a9c" style:font-size-asian="12pt" style:font-style-asian="normal" style:font-size-complex="12pt" style:font-style-complex="normal"/>
    </style:style>
    <style:style style:name="P35" style:family="paragraph" style:parent-style-name="Text_20_body">
      <style:text-properties fo:font-variant="normal" fo:text-transform="none" fo:color="#000000" style:font-name="Times New Roman" fo:font-size="12pt" fo:letter-spacing="normal" fo:font-style="normal" fo:font-weight="normal" officeooo:rsid="0021797a" officeooo:paragraph-rsid="0021797a" style:font-size-asian="12pt" style:font-style-asian="normal" style:font-size-complex="12pt" style:font-style-complex="normal"/>
    </style:style>
    <style:style style:name="P36" style:family="paragraph" style:parent-style-name="Text_20_body">
      <style:text-properties officeooo:paragraph-rsid="001d86f7"/>
    </style:style>
    <style:style style:name="P37" style:family="paragraph" style:parent-style-name="Text_20_body">
      <style:text-properties fo:font-size="12pt" style:font-size-asian="12pt" style:font-size-complex="12pt"/>
    </style:style>
    <style:style style:name="P38" style:family="paragraph" style:parent-style-name="Text_20_body">
      <style:text-properties fo:font-size="12pt" officeooo:rsid="000c6a26" officeooo:paragraph-rsid="000c6a26" style:font-size-asian="12pt" style:font-size-complex="12pt"/>
    </style:style>
    <style:style style:name="P39" style:family="paragraph" style:parent-style-name="Text_20_body">
      <style:text-properties fo:font-size="12pt" officeooo:rsid="00107bb9" officeooo:paragraph-rsid="00107bb9" style:font-size-asian="12pt" style:font-size-complex="12pt"/>
    </style:style>
    <style:style style:name="P40" style:family="paragraph" style:parent-style-name="Text_20_body">
      <style:text-properties fo:font-size="12pt" officeooo:paragraph-rsid="00114cea" style:font-size-asian="12pt" style:font-size-complex="12pt"/>
    </style:style>
    <style:style style:name="P41" style:family="paragraph" style:parent-style-name="Text_20_body">
      <style:text-properties fo:font-size="12pt" officeooo:rsid="0013446a" officeooo:paragraph-rsid="0013446a" style:font-size-asian="12pt" style:font-size-complex="12pt"/>
    </style:style>
    <style:style style:name="P42" style:family="paragraph" style:parent-style-name="Text_20_body">
      <style:text-properties fo:font-size="12pt" officeooo:rsid="001716b9" officeooo:paragraph-rsid="001716b9" style:font-size-asian="12pt" style:font-size-complex="12pt"/>
    </style:style>
    <style:style style:name="P43" style:family="paragraph" style:parent-style-name="Text_20_body">
      <style:text-properties fo:font-size="12pt" officeooo:paragraph-rsid="001c5d01" style:font-size-asian="12pt" style:font-size-complex="12pt"/>
    </style:style>
    <style:style style:name="P44" style:family="paragraph" style:parent-style-name="Text_20_body">
      <style:text-properties fo:font-size="12pt" officeooo:rsid="001d86f7" officeooo:paragraph-rsid="001d86f7" style:font-size-asian="12pt" style:font-size-complex="12pt"/>
    </style:style>
    <style:style style:name="P45" style:family="paragraph" style:parent-style-name="Text_20_body">
      <style:text-properties fo:font-size="12pt" officeooo:rsid="001fabc8" officeooo:paragraph-rsid="001fabc8" style:font-size-asian="12pt" style:font-size-complex="12pt"/>
    </style:style>
    <style:style style:name="P46" style:family="paragraph" style:parent-style-name="Text_20_body">
      <style:text-properties fo:font-size="12pt" fo:font-style="normal" officeooo:rsid="000e8e3c" officeooo:paragraph-rsid="000e8e3c" style:font-size-asian="12pt" style:font-style-asian="normal" style:font-size-complex="12pt" style:font-style-complex="normal"/>
    </style:style>
    <style:style style:name="P47" style:family="paragraph" style:parent-style-name="Text_20_body">
      <style:text-properties fo:font-size="12pt" fo:font-style="italic" officeooo:rsid="001716b9" officeooo:paragraph-rsid="001716b9" style:font-size-asian="12pt" style:font-style-asian="italic" style:font-size-complex="12pt" style:font-style-complex="italic"/>
    </style:style>
    <style:style style:name="P48" style:family="paragraph" style:parent-style-name="Text_20_body">
      <style:text-properties fo:font-size="12pt" fo:font-style="italic" officeooo:rsid="001c5d01" officeooo:paragraph-rsid="001c5d01"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italic" officeooo:rsid="0007d26d" style:font-style-asian="italic" style:font-style-complex="italic"/>
    </style:style>
    <style:style style:name="T3" style:family="text">
      <style:text-properties fo:font-style="italic" officeooo:rsid="000b6760" style:font-style-asian="italic" style:font-style-complex="italic"/>
    </style:style>
    <style:style style:name="T4" style:family="text">
      <style:text-properties fo:font-style="italic" officeooo:rsid="000d891b" style:font-style-asian="italic" style:font-style-complex="italic"/>
    </style:style>
    <style:style style:name="T5" style:family="text">
      <style:text-properties fo:font-style="italic" officeooo:rsid="00107bb9" style:font-style-asian="italic" style:font-style-complex="italic"/>
    </style:style>
    <style:style style:name="T6" style:family="text">
      <style:text-properties fo:font-style="italic" officeooo:rsid="0018c785" style:font-style-asian="italic" style:font-style-complex="italic"/>
    </style:style>
    <style:style style:name="T7" style:family="text">
      <style:text-properties fo:font-style="italic" officeooo:rsid="001c5d01"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64542" style:font-style-asian="normal" style:font-style-complex="normal"/>
    </style:style>
    <style:style style:name="T10" style:family="text">
      <style:text-properties fo:font-style="normal" officeooo:rsid="000576ac" style:font-style-asian="normal" style:font-style-complex="normal"/>
    </style:style>
    <style:style style:name="T11" style:family="text">
      <style:text-properties fo:font-style="normal" officeooo:rsid="0007510f" style:font-style-asian="normal" style:font-style-complex="normal"/>
    </style:style>
    <style:style style:name="T12" style:family="text">
      <style:text-properties fo:font-style="normal" officeooo:rsid="000a17c3" style:font-style-asian="normal" style:font-style-complex="normal"/>
    </style:style>
    <style:style style:name="T13" style:family="text">
      <style:text-properties fo:font-style="normal" officeooo:rsid="000a3430" style:font-style-asian="normal" style:font-style-complex="normal"/>
    </style:style>
    <style:style style:name="T14" style:family="text">
      <style:text-properties fo:font-style="normal" officeooo:rsid="000a4411" style:font-style-asian="normal" style:font-style-complex="normal"/>
    </style:style>
    <style:style style:name="T15" style:family="text">
      <style:text-properties fo:font-style="normal" officeooo:rsid="00107bb9" style:font-style-asian="normal" style:font-style-complex="normal"/>
    </style:style>
    <style:style style:name="T16" style:family="text">
      <style:text-properties officeooo:rsid="000a3430"/>
    </style:style>
    <style:style style:name="T17" style:family="text">
      <style:text-properties officeooo:rsid="00107bb9"/>
    </style:style>
    <style:style style:name="T18" style:family="text">
      <style:text-properties officeooo:rsid="0018c785"/>
    </style:style>
    <style:style style:name="T19" style:family="text">
      <style:text-properties fo:font-variant="normal" fo:text-transform="none" fo:color="#666666" style:font-name="Arial" fo:font-size="10pt" fo:letter-spacing="normal" fo:font-style="normal" fo:font-weight="normal" style:font-size-asian="10pt" style:font-size-complex="10pt"/>
    </style:style>
    <style:style style:name="T20" style:family="text">
      <style:text-properties fo:font-variant="normal" fo:text-transform="none" fo:color="#666666" style:font-name="Arial" fo:font-size="10pt" fo:letter-spacing="normal" fo:font-style="normal" fo:font-weight="normal" officeooo:rsid="001d86f7" style:font-size-asian="10pt" style:font-size-complex="10pt"/>
    </style:style>
    <style:style style:name="T21" style:family="text">
      <style:text-properties fo:font-variant="normal" fo:text-transform="none" fo:color="#666666" style:font-name="Arial" fo:font-size="10.5pt" fo:letter-spacing="normal" fo:font-weight="normal"/>
    </style:style>
    <style:style style:name="T22" style:family="text">
      <style:text-properties fo:font-variant="normal" fo:text-transform="none" fo:color="#666666" style:font-name="Arial" fo:font-size="10.5pt" fo:letter-spacing="normal" fo:font-style="normal" fo:font-weight="normal" officeooo:rsid="0023401a" style:font-style-asian="normal" style:font-style-complex="normal"/>
    </style:style>
    <style:style style:name="T23" style:family="text">
      <style:text-properties fo:font-variant="normal" fo:text-transform="none" fo:color="#666666" style:font-name="Arial" fo:letter-spacing="normal" fo:font-weight="normal"/>
    </style:style>
    <style:style style:name="T24" style:family="text">
      <style:text-properties fo:font-variant="normal" fo:text-transform="none" fo:color="#666666" style:font-name="Arial" fo:letter-spacing="normal" fo:font-style="normal" fo:font-weight="normal"/>
    </style:style>
    <style:style style:name="T25" style:family="text">
      <style:text-properties fo:font-variant="normal" fo:text-transform="none" fo:color="#666666" style:font-name="Arial" fo:letter-spacing="normal" fo:font-style="normal" fo:font-weight="normal" officeooo:rsid="001d86f7"/>
    </style:style>
    <style:style style:name="T26" style:family="text">
      <style:text-properties fo:font-variant="normal" fo:text-transform="none" fo:color="#666666" style:font-name="Arial" fo:letter-spacing="normal" fo:font-style="normal" fo:font-weight="normal" officeooo:rsid="0023401a" style:font-style-asian="normal" style:font-style-complex="normal"/>
    </style:style>
    <style:style style:name="T27" style:family="text">
      <style:text-properties fo:font-variant="normal" fo:text-transform="none" fo:color="#666666" style:font-name="Arial" fo:font-size="12pt" fo:letter-spacing="normal" fo:font-style="normal" fo:font-weight="normal" officeooo:rsid="001d86f7" style:font-size-asian="12pt" style:font-size-complex="12pt"/>
    </style:style>
    <style:style style:name="T28" style:family="text">
      <style:text-properties fo:font-variant="normal" fo:text-transform="none" fo:color="#666666" style:font-name="Arial" fo:font-size="12pt" fo:letter-spacing="normal" fo:font-style="normal" fo:font-weight="normal" officeooo:rsid="0023401a" style:font-size-asian="12pt" style:font-style-asian="normal" style:font-size-complex="12pt" style:font-style-complex="normal"/>
    </style:style>
    <style:style style:name="T29" style:family="text">
      <style:text-properties fo:font-variant="normal" fo:text-transform="none" fo:color="#666666" style:font-name="Courier New" fo:font-size="10pt" fo:letter-spacing="normal" fo:font-style="normal" fo:font-weight="normal" style:font-size-asian="10pt" style:font-size-complex="10pt"/>
    </style:style>
    <style:style style:name="T30" style:family="text">
      <style:text-properties fo:font-variant="normal" fo:text-transform="none" fo:color="#666666" style:font-name="Courier New" fo:letter-spacing="normal" fo:font-style="normal" fo:font-weight="normal"/>
    </style:style>
    <style:style style:name="T31" style:family="text">
      <style:text-properties fo:font-variant="normal" fo:text-transform="none" fo:color="#666666" fo:letter-spacing="normal"/>
    </style:style>
    <style:style style:name="T32" style:family="text">
      <style:text-properties fo:font-variant="normal" fo:text-transform="none" fo:color="#666666" fo:font-size="10pt" fo:letter-spacing="normal" style:font-size-asian="10pt" style:font-size-complex="10pt"/>
    </style:style>
    <style:style style:name="T33" style:family="text">
      <style:text-properties fo:font-variant="normal" fo:text-transform="none" fo:color="#000000" style:font-name="Times New Roman" fo:font-size="14pt" fo:letter-spacing="normal" fo:font-style="normal" fo:font-weight="normal" officeooo:rsid="001dbe84"/>
    </style:style>
    <style:style style:name="T34" style:family="text">
      <style:text-properties fo:font-variant="normal" fo:text-transform="none" fo:color="#000000" style:font-name="Times New Roman" fo:letter-spacing="normal" fo:font-style="normal" fo:font-weight="normal" officeooo:rsid="001dbe84"/>
    </style:style>
    <style:style style:name="T35" style:family="text">
      <style:text-properties fo:font-variant="normal" fo:text-transform="none" fo:color="#000000" style:font-name="Times New Roman" fo:font-size="12pt" fo:letter-spacing="normal" fo:font-style="normal" fo:font-weight="normal" officeooo:rsid="001dbe84" style:font-size-asian="12pt" style:font-size-complex="12pt"/>
    </style:style>
    <style:style style:name="T36" style:family="text">
      <style:text-properties fo:font-weight="bold" style:font-weight-asian="bold" style:font-weight-complex="bold"/>
    </style:style>
    <style:style style:name="T37" style:family="text">
      <style:text-properties fo:font-weight="bold" officeooo:rsid="001dbe84" style:font-weight-asian="bold" style:font-weight-complex="bold"/>
    </style:style>
    <style:style style:name="T38" style:family="text">
      <style:text-properties officeooo:rsid="001dbe84"/>
    </style:style>
    <style:style style:name="T39" style:family="text">
      <style:text-properties officeooo:rsid="001fabc8"/>
    </style:style>
    <style:style style:name="T40" style:family="text">
      <style:text-properties officeooo:rsid="00236036"/>
    </style:style>
    <style:style style:name="T41" style:family="text">
      <style:text-properties fo:font-size="12pt" style:font-size-asian="12pt" style:font-size-complex="12pt"/>
    </style:style>
    <style:style style:name="T42" style:family="text">
      <style:text-properties fo:font-size="12pt" officeooo:rsid="0018c785" style:font-size-asian="12pt" style:font-size-complex="12pt"/>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0576ac" style:font-size-asian="12pt" style:font-style-asian="normal" style:font-size-complex="12pt" style:font-style-complex="normal"/>
    </style:style>
    <style:style style:name="T45" style:family="text">
      <style:text-properties fo:font-size="12pt" fo:font-style="normal" officeooo:rsid="00064542" style:font-size-asian="12pt" style:font-style-asian="normal" style:font-size-complex="12pt" style:font-style-complex="normal"/>
    </style:style>
    <style:style style:name="T46" style:family="text">
      <style:text-properties fo:font-size="12pt" fo:font-style="normal" officeooo:rsid="0007510f" style:font-size-asian="12pt" style:font-style-asian="normal" style:font-size-complex="12pt" style:font-style-complex="normal"/>
    </style:style>
    <style:style style:name="T47" style:family="text">
      <style:text-properties fo:font-size="12pt" fo:font-style="normal" officeooo:rsid="000a17c3" style:font-size-asian="12pt" style:font-style-asian="normal" style:font-size-complex="12pt" style:font-style-complex="normal"/>
    </style:style>
    <style:style style:name="T48" style:family="text">
      <style:text-properties fo:font-size="12pt" fo:font-style="normal" officeooo:rsid="000a4411" style:font-size-asian="12pt" style:font-style-asian="normal" style:font-size-complex="12pt" style:font-style-complex="normal"/>
    </style:style>
    <style:style style:name="T49" style:family="text">
      <style:text-properties fo:font-size="12pt" fo:font-style="normal" officeooo:rsid="00107bb9" style:font-size-asian="12pt" style:font-style-asian="normal" style:font-size-complex="12pt" style:font-style-complex="normal"/>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italic" officeooo:rsid="0018c785"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GCC pragmas:</text:p>
      <text:p text:style-name="P14"/>
      <text:p text:style-name="P15">1. <text:s/><text:span text:style-name="T1">#pragma GCC optimize</text:span></text:p>
      <text:p text:style-name="P19"/>
      <text:p text:style-name="P1"><text:span text:style-name="T44">“This pragma allows you to set global optimization options for functions defined later in the source file. One or more strings can be specified. Each function that is defined after this point is as if </text:span><text:span text:style-name="Source_20_Text"><text:span text:style-name="T44">attribute((optimize("STRING")))</text:span></text:span><text:span text:style-name="T44"> was specified for that function. The parenthesis around the options is optional.” </text:span><text:span text:style-name="T45">More info about the function options here: </text:span><text:a xlink:type="simple" xlink:href="https://gcc.gnu.org/onlinedocs/gcc/Function-Attributes.html#Function-Attributes" text:style-name="Internet_20_link"><text:span text:style-name="T45">https://gcc.gnu.org/onlinedocs/gcc/Function-Attributes.html#Function-Attributes</text:span></text:a><text:span text:style-name="T45">.</text:span></text:p>
      <text:p text:style-name="P22">Basically, as I understood, it just gives us a possibility to specify some particular <text:s/>optimizations for particular functions, but not for the whole thing. </text:p>
      <text:p text:style-name="P22"/>
      <text:p text:style-name="P16"><text:span text:style-name="T8">2. </text:span><text:span text:style-name="T1">#pragma GCC ivdep</text:span></text:p>
      <text:p text:style-name="P23"/>
      <text:p text:style-name="P16"><text:span text:style-name="T8">Enforces that there is no loop-carried dependencies. We force compile to parallelize the loop, but then making sure that there is no dependencies is on us. </text:span><text:span text:style-name="T13">Although </text:span><text:span text:style-name="T8">Also it is written that this pragma prevents compiler from using SIMD, but I am not sure about that.</text:span></text:p>
      <text:p text:style-name="P2"><text:a xlink:type="simple" xlink:href="https://gcc.gnu.org/onlinedocs/gcc/Loop-Specific-Pragmas.html" text:style-name="Internet_20_link"><text:span text:style-name="T46">https://gcc.gnu.org/onlinedocs/gcc/Loop-Specific-Pragmas.html</text:span></text:a></text:p>
      <text:p text:style-name="P23"/>
      <text:p text:style-name="P29">ICC pragmas:</text:p>
      <text:p text:style-name="P23"/>
      <text:p text:style-name="P24">General remark on icc compilers: <text:span text:style-name="T23">Just because a loop can be parallelized does not mean that it should be parallelized. The compiler uses a cost model with a threshold parameter to decide whether to parallelize a loop.</text:span></text:p>
      <text:p text:style-name="P11"/>
      <text:p text:style-name="P16"><text:span text:style-name="T8">1.</text:span><text:span text:style-name="T1"> </text:span><text:span text:style-name="T2">#pragma simd</text:span></text:p>
      <text:p text:style-name="P20"/>
      <text:p text:style-name="P25">This pragma forces the system to use SIMD registers for executing the loops. Important, that the loop should be countable, i.e. we should know the number of iterations beforehand (may be not in compile time but early enough in run time.) Basically, no while-loops, just for-loops. <text:span text:style-name="T16">It will ignore all the dependencies no matter what (similar to gcc ivdep).</text:span></text:p>
      <text:p text:style-name="P3"><text:span text:style-name="T47">It <text:s/>also has a lot of options (similar to openmp pragmas). Can be found here: </text:span><text:a xlink:type="simple" xlink:href="https://software.intel.com/en-us/node/524555" text:style-name="Internet_20_link"><text:span text:style-name="T47">https://software.intel.com/en-us/node/524555</text:span></text:a></text:p>
      <text:p text:style-name="P26"/>
      <text:p text:style-name="P17"><text:span text:style-name="T8">2. </text:span><text:span text:style-name="T3">#pragma ivdep</text:span></text:p>
      <text:p text:style-name="P27"/>
      <text:p text:style-name="P27">Ignores ASSUMED vector dependencies. But not proven ones (like a[i+1] = a[i]). At least from the info I found, I figured that in case of GCC it ignores all dependencies, here it ignores only assumed ones. More safe than simd.</text:p>
      <text:p text:style-name="P28"/>
      <text:p text:style-name="P18"><text:span text:style-name="T8">3. </text:span><text:span text:style-name="T3">#pragma loop_count</text:span></text:p>
      <text:p text:style-name="P21"/>
      <text:p text:style-name="P4"><text:span text:style-name="T48">“</text:span><text:span text:style-name="T41">The </text:span><text:span text:style-name="Source_20_Text"><text:span text:style-name="T41">loop_count</text:span></text:span><text:span text:style-name="T41"> pragma specifies the minimum, maximum, or average number of iterations for a </text:span><text:span text:style-name="Source_20_Text"><text:span text:style-name="T41">for</text:span></text:span><text:span text:style-name="T41"> loop. In addition, a list of commonly occurring values can be specified to help the compiler generate multiple versions and perform complete unrolling.</text:span></text:p>
      <text:p text:style-name="P37">You can specify more than one pragma for a single loop; however, do not duplicate the pragma.<text:span text:style-name="T14">”</text:span></text:p>
      <text:p text:style-name="P5"><text:a xlink:type="simple" xlink:href="https://software.intel.com/en-us/node/524502" text:style-name="Internet_20_link"><text:span text:style-name="T48">https://software.intel.com/en-us/node/524502</text:span></text:a></text:p>
      <text:p text:style-name="P38"><text:span text:style-name="T14">4. </text:span><text:span text:style-name="T4">#pragma vector</text:span></text:p>
      <text:p text:style-name="P46">Yet another pragam for the vectorization. I guess difference from ivdep is that ivdep just tells us to omit the dependencies, but here we can also specidfy some other features (like vector size and so <text:soft-page-break/>on). There was also something about overriding potential unefficiencies<text:span text:style-name="T17">. </text:span></text:p>
      <text:p text:style-name="P6"><text:a xlink:type="simple" xlink:href="https://software.intel.com/en-us/node/524502" text:style-name="Internet_20_link"><text:span text:style-name="T49"/></text:a></text:p>
      <text:p text:style-name="P39">5. <text:span text:style-name="T1">#pragma inline</text:span></text:p>
      <text:p text:style-name="P40"><text:span text:style-name="T15">“</text:span>These are statement-specific inlining pragmas. Each can be placed before a C/C++ statement, and will then apply to all of the calls within a statement and all calls within statements nested within that statement.<text:span text:style-name="T15">”</text:span></text:p>
      <text:p text:style-name="P7"><text:span text:style-name="T49">“The </text:span><text:span text:style-name="Source_20_Text"><text:span text:style-name="T49">inline</text:span></text:span><text:span text:style-name="T49"> pragma is a hint to the compiler that the user prefers that the calls in question be inlined, but expects the compiler not to inline them if its heuristics determine that the inlining would be overly aggressive and might slow down the compilation of the source code excessively, create too large of an executable, or degrade performance.”</text:span></text:p>
      <text:p text:style-name="P7"><text:a xlink:type="simple" xlink:href="https://software.intel.com/en-us/node/524498" text:style-name="Internet_20_link"><text:span text:style-name="T49">https://software.intel.com/en-us/node/524498</text:span></text:a></text:p>
      <text:p text:style-name="P41"><text:span text:style-name="T15">6.</text:span><text:span text:style-name="T5"> </text:span><text:span text:style-name="T1">#pragma noinline</text:span></text:p>
      <text:p text:style-name="P8"><text:span text:style-name="T43">The </text:span><text:span text:style-name="Source_20_Text"><text:span text:style-name="T43">noinline</text:span></text:span><text:span text:style-name="T43"> pragma indicates that the calls in question should not be inlined.</text:span></text:p>
      <text:p text:style-name="P47">7. #pragma forceinline</text:p>
      <text:p text:style-name="P9"><text:span text:style-name="T43">“The </text:span><text:span text:style-name="Source_20_Text"><text:span text:style-name="T43">forceinline</text:span></text:span><text:span text:style-name="T43"> pragma indicates that the calls in question should be inlined whenever the compiler is capable of doing so.</text:span><text:span text:style-name="T50">”</text:span></text:p>
      <text:p text:style-name="P9"><text:span text:style-name="T43">The </text:span><text:span text:style-name="Source_20_Text"><text:span text:style-name="T43">forceinline recursive</text:span></text:span><text:span text:style-name="T43"> pragma applies to the call 'sun(a,b)' as well as the call 'fun(a,b)' called inside 'sun(a,b)'.</text:span></text:p>
      <text:p text:style-name="P42"><text:span text:style-name="T1">8. </text:span><text:span text:style-name="T6">#pragma unroll</text:span></text:p>
      <text:p text:style-name="P9"><text:span text:style-name="T51">The unroll</text:span><text:span text:style-name="Variable"><text:span text:style-name="T42">[n]</text:span></text:span><text:span text:style-name="T51"> pragma tells the compiler how many times to unroll a counted loop.</text:span></text:p>
      <text:p text:style-name="Text_20_body"><text:span text:style-name="T41">The unroll pragma must precede the </text:span><text:span text:style-name="Source_20_Text"><text:span text:style-name="T41">for</text:span></text:span><text:span text:style-name="T41"> statement for each </text:span><text:span text:style-name="Source_20_Text"><text:span text:style-name="T41">for</text:span></text:span><text:span text:style-name="T41"> loop it affects. If </text:span><text:span text:style-name="Variable"><text:span text:style-name="T41">n</text:span></text:span><text:span text:style-name="T41"> is specified, the optimizer unrolls the loop </text:span><text:span text:style-name="Variable"><text:span text:style-name="T41">n</text:span></text:span><text:span text:style-name="T41"> times. If </text:span><text:span text:style-name="Variable"><text:span text:style-name="T41">n</text:span></text:span><text:span text:style-name="T41"> is omitted or if it is outside the allowed range, the optimizer assigns the number of times to unroll the loop.</text:span></text:p>
      <text:p text:style-name="P37">This pragma is supported only when option O3 is set. The unroll pragma overrides any setting of loop unrolling from the command line.</text:p>
      <text:p text:style-name="P48">9. #pragma nounroll</text:p>
      <text:p text:style-name="P43"><text:span text:style-name="T7">“</text:span><text:span text:style-name="T24">When unrolling a loop increases register pressure and code size it may be necessary to prevent unrolling of a loop. In such cases, use the </text:span><text:span text:style-name="T30">nounroll</text:span><text:span text:style-name="T31"> </text:span><text:span text:style-name="T24">pragma. The </text:span><text:span text:style-name="T30">nounroll</text:span><text:span text:style-name="T31"> </text:span><text:span text:style-name="T24">pragma instructs the compiler not to unroll a specified loop.”</text:span></text:p>
      <text:p text:style-name="P10"><text:a xlink:type="simple" xlink:href="https://software.intel.com/en-us/node/524556"><text:span text:style-name="T27">https://software.intel.com/en-us/node/524556</text:span></text:a></text:p>
      <text:p text:style-name="P44">10. <text:span text:style-name="T1">#pragma unroll_and_jam</text:span></text:p>
      <text:p text:style-name="P30">Unroll and jam involves partially unrolling one or more loops higher in the nest than the innermost loop, and fusing ("jamming") the resulting loops back together. For unroll and jam to be effective, <text:span text:style-name="T36">a loop must be nested</text:span> and must contain data references that are temporally reused with respect to some loop other than the innermost. <text:span text:style-name="T38">This pragma is not effective on innermost loops.</text:span><text:span text:style-name="T37"> Ensure that </text:span><text:soft-page-break/><text:span text:style-name="T37">the immediately following loop is not the innermost loop after compiler-initiated interchanges are completed.</text:span></text:p>
      <text:p text:style-name="P31"/>
      <text:p text:style-name="P31">Specifying this pragma is a hint to the compiler that the unroll and jam sequence is legal and profitable. The compiler enables this transformation whenever possible. <text:span text:style-name="T39">So, no inforcement!</text:span></text:p>
      <text:p text:style-name="P36"><text:a xlink:type="simple" xlink:href="https://software.intel.com/en-us/node/524557"><text:span text:style-name="T35">https://software.intel.com/en-us/node/524557</text:span></text:a></text:p>
      <text:p text:style-name="P45">11. <text:span text:style-name="T1">#pragma nofusion</text:span></text:p>
      <text:p text:style-name="P32">Keeps the following loop from being fused with other loops. <text:span text:style-name="T40">Didn't find too much about the use :-(</text:span></text:p>
      <text:p text:style-name="P33">12. <text:span text:style-name="T1">#pragma distribute_point</text:span></text:p>
      <text:p text:style-name="P34">Used to<text:span text:style-name="T1"> suggest </text:span>to the compiler to split large loops into smaller ones; this is particularly <text:span text:style-name="T36">useful </text:span>in cases where optimizations like <text:span text:style-name="T36">vectorization cannot take place</text:span> due to excessive register usage.</text:p>
      <text:p text:style-name="P34"/>
      <text:p text:style-name="P34">The following rules apply to this pragma:</text:p>
      <text:p text:style-name="P34">- When the pragma is placed <text:span text:style-name="T36">inside a loop</text:span>, the compiler distributes the loop at that point. <text:span text:style-name="T36">All loop-carried dependencies are ignored.</text:span></text:p>
      <text:p text:style-name="P34">- When inside the loop, pragmas cannot be placed within an if statement.</text:p>
      <text:p text:style-name="P34">- When the pragma is placed <text:span text:style-name="T36">outside the loop</text:span>, the compiler distributes the loop based on an internal heuristic. The compiler determines where to distribute the loops and <text:span text:style-name="T36">observes data dependency.</text:span> If the pragmas are placed inside the loop, the compiler supports multiple instances of the pragma.</text:p>
      <text:p text:style-name="P32"/>
      <text:p text:style-name="P35">MISC:</text:p>
      <text:p text:style-name="P35">- SIMD VS. IVDEP VS. VECTOR</text:p>
      <text:p text:style-name="P12">SIMD directives allow programmers the most control on loop vectorization. IVDEP and VECTOR are a weaker and older options that provide a suggestion or hint to the compiler. However, the compiler may choose to ignore IVDEP and VECTOR if the compiler is certain that there is a dependency in a loop.</text:p>
      <text:p text:style-name="P13"><text:a xlink:type="simple" xlink:href="https://software.intel.com/sites/default/files/article/301483/simd.upate.pdf"><text:span text:style-name="T28">https://software.intel.com/sites/default/files/article/301483/simd.upate.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Tahoma, Helvetica, sans-serif"/>
    <style:font-face style:name="Courier New" svg:font-family="'Courier New', Courier, monospace"/>
    <style:font-face style:name="Lohit Hindi1" svg:font-family="'Lohit Hind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Yurova</meta:initial-creator>
    <meta:creation-date>2015-11-05T11:57:42.423846954</meta:creation-date>
    <dc:date>2015-11-05T22:02:09.664356413</dc:date>
    <meta:editing-duration>PT50M49S</meta:editing-duration>
    <meta:editing-cycles>32</meta:editing-cycles>
    <meta:generator>LibreOffice/4.2.8.2$Linux_X86_64 LibreOffice_project/420m0$Build-2</meta:generator>
    <meta:document-statistic meta:table-count="0" meta:image-count="0" meta:object-count="0" meta:page-count="3" meta:paragraph-count="52" meta:word-count="1004" meta:character-count="6455" meta:non-whitespace-character-count="5498"/>
  </office:meta>
</office:document-meta>
</file>